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7861in" fo:margin-left="0in" table:align="left" style:writing-mode="lr-tb"/>
    </style:style>
    <style:style style:name="Table6.A" style:family="table-column">
      <style:table-column-properties style:column-width="6.7861in"/>
    </style:style>
    <style:style style:name="Table6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6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list-style-name="LS3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 style:list-style-name="LS4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Beginner</text:span></text:p>
      <text:p text:style-name="P6"/>
      <text:p text:style-name="P3"><text:span text:style-name="T2">Quiz</text:span><text:span text:style-name="T2"> 5:</text:span><text:span text:style-name="T2">Broadcasts</text:span><text:span text:style-name="T2"> </text:span><text:span text:style-name="T2">Events</text:span><text:span text:style-name="T2"> </text:span><text:span text:style-name="T2">and</text:span><text:span text:style-name="T2"> </text:span><text:span text:style-name="T2">Event</text:span><text:span text:style-name="T2"> </text:span><text:span text:style-name="T2">Listener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fif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Beginner</text:span><text:span text:style-name="T5"> </text:span><text:span text:style-name="T5">class</text:span><text:span text:style-name="T5">.</text:span></text:p>
            <text:p text:style-name="P12"/>
            <text:p text:style-name="P11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1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blocks</text:span><text:span text:style-name="T5"> </text:span><text:span text:style-name="T5">is</text:span><text:span text:style-name="T5"> </text:span><text:span text:style-name="T5">used</text:span><text:span text:style-name="T5"> </text:span><text:span text:style-name="T5">to</text:span><text:span text:style-name="T5"> </text:span><text:span text:style-name="T5">send</text:span><text:span text:style-name="T5"> </text:span><text:span text:style-name="T5">a</text:span><text:span text:style-name="T5"> </text:span><text:span text:style-name="T5">broadcast</text:span><text:span text:style-name="T5"> </text:span><text:span text:style-name="T5">message</text:span><text:span text:style-name="T5"> “</text:span><text:span text:style-name="T5">Hello</text:span><text:span text:style-name="T5">”</text:span></text:p>
            <text:p text:style-name="P12"/>
            <text:list xml:id="list948988918" text:style-name="LS1">
              <text:list-item>
                <text:p text:style-name="P16"><text:span text:style-name="T5">broadcast</text:span><text:span text:style-name="T5"> “</text:span><text:span text:style-name="T5">Hello</text:span><text:span text:style-name="T5">”</text:span></text:p>
              </text:list-item>
              <text:list-item>
                <text:p text:style-name="P16"><text:span text:style-name="T5">set</text:span><text:span text:style-name="T5"> </text:span><text:span text:style-name="T5">HELLO</text:span><text:span text:style-name="T5"> </text:span><text:span text:style-name="T5">to</text:span><text:span text:style-name="T5"> “</text:span><text:span text:style-name="T5">Hello</text:span><text:span text:style-name="T5">”</text:span></text:p>
              </text:list-item>
              <text:list-item>
                <text:p text:style-name="P16"><text:span text:style-name="T5">When</text:span><text:span text:style-name="T5"> </text:span><text:span text:style-name="T5">I</text:span><text:span text:style-name="T5"> </text:span><text:span text:style-name="T5">receive</text:span><text:span text:style-name="T5"> “</text:span><text:span text:style-name="T5">Hello</text:span><text:span text:style-name="T5">”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3">1</text:p>
            <text:p text:style-name="P12"/>
            <text:p text:style-name="P12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1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blocks</text:span><text:span text:style-name="T5"> </text:span><text:span text:style-name="T5">is</text:span><text:span text:style-name="T5"> </text:span><text:span text:style-name="T5">used</text:span><text:span text:style-name="T5"> </text:span><text:span text:style-name="T5">to</text:span><text:span text:style-name="T5"> </text:span><text:span text:style-name="T5">receive</text:span><text:span text:style-name="T5"> </text:span><text:span text:style-name="T5">a</text:span><text:span text:style-name="T5"> </text:span><text:span text:style-name="T5">broadcast</text:span><text:span text:style-name="T5"> </text:span><text:span text:style-name="T5">message</text:span><text:span text:style-name="T5"> “</text:span><text:span text:style-name="T5">Hello</text:span><text:span text:style-name="T5">”</text:span></text:p>
            <text:p text:style-name="P12"/>
            <text:list xml:id="list1658657548" text:style-name="LS2">
              <text:list-item>
                <text:p text:style-name="P17"><text:span text:style-name="T5">broadcast</text:span><text:span text:style-name="T5"> “</text:span><text:span text:style-name="T5">Hello</text:span><text:span text:style-name="T5">”</text:span></text:p>
              </text:list-item>
              <text:list-item>
                <text:p text:style-name="P17"><text:span text:style-name="T5">set</text:span><text:span text:style-name="T5"> </text:span><text:span text:style-name="T5">HELLO</text:span><text:span text:style-name="T5"> </text:span><text:span text:style-name="T5">to</text:span><text:span text:style-name="T5"> “</text:span><text:span text:style-name="T5">Hello</text:span><text:span text:style-name="T5">”</text:span></text:p>
              </text:list-item>
              <text:list-item>
                <text:p text:style-name="P17"><text:span text:style-name="T5">When</text:span><text:span text:style-name="T5"> </text:span><text:span text:style-name="T5">I</text:span><text:span text:style-name="T5"> </text:span><text:span text:style-name="T5">receive</text:span><text:span text:style-name="T5"> “</text:span><text:span text:style-name="T5">Hello</text:span><text:span text:style-name="T5">”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><text:soft-page-break/></text:p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13">3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5">Question</text:span><text:span text:style-name="T5"> 3</text:span></text:p>
          </table:table-cell>
        </table:table-row>
        <table:table-row>
          <table:table-cell table:style-name="Table4.A2" office:value-type="string">
            <text:p text:style-name="P11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is</text:span><text:span text:style-name="T5"> </text:span><text:span text:style-name="T5">false</text:span></text:p>
            <text:p text:style-name="P12"/>
            <text:list xml:id="list1328034143" text:style-name="LS3">
              <text:list-item>
                <text:p text:style-name="P18"><text:span text:style-name="T5">The</text:span><text:span text:style-name="T5"> </text:span><text:span text:style-name="T5">same</text:span><text:span text:style-name="T5"> </text:span><text:span text:style-name="T5">broadcast</text:span><text:span text:style-name="T5"> </text:span><text:span text:style-name="T5">message</text:span><text:span text:style-name="T5"> </text:span><text:span text:style-name="T5">can</text:span><text:span text:style-name="T5"> </text:span><text:span text:style-name="T5">be</text:span><text:span text:style-name="T5"> </text:span><text:span text:style-name="T5">sent</text:span><text:span text:style-name="T5"> </text:span><text:span text:style-name="T5">multiple</text:span><text:span text:style-name="T5"> </text:span><text:span text:style-name="T5">times</text:span></text:p>
              </text:list-item>
              <text:list-item>
                <text:p text:style-name="P18"><text:span text:style-name="T5">The</text:span><text:span text:style-name="T5"> </text:span><text:span text:style-name="T5">same</text:span><text:span text:style-name="T5"> </text:span><text:span text:style-name="T5">broadcast</text:span><text:span text:style-name="T5"> </text:span><text:span text:style-name="T5">message</text:span><text:span text:style-name="T5"> </text:span><text:span text:style-name="T5">can</text:span><text:span text:style-name="T5"> </text:span><text:span text:style-name="T5">be</text:span><text:span text:style-name="T5"> </text:span><text:span text:style-name="T5">received</text:span><text:span text:style-name="T5"> </text:span><text:span text:style-name="T5">multiple</text:span><text:span text:style-name="T5"> </text:span><text:span text:style-name="T5">times</text:span></text:p>
              </text:list-item>
              <text:list-item>
                <text:p text:style-name="P18"><text:span text:style-name="T5">Any</text:span><text:span text:style-name="T5"> </text:span><text:span text:style-name="T5">Sprite</text:span><text:span text:style-name="T5"> </text:span><text:span text:style-name="T5">can</text:span><text:span text:style-name="T5"> </text:span><text:span text:style-name="T5">send</text:span><text:span text:style-name="T5"> </text:span><text:span text:style-name="T5">a</text:span><text:span text:style-name="T5"> </text:span><text:span text:style-name="T5">broadcast</text:span></text:p>
              </text:list-item>
              <text:list-item>
                <text:p text:style-name="P18"><text:span text:style-name="T5">1 </text:span><text:span text:style-name="T5">Script</text:span><text:span text:style-name="T5"> </text:span><text:span text:style-name="T5">can</text:span><text:span text:style-name="T5"> </text:span><text:span text:style-name="T5">listen</text:span><text:span text:style-name="T5"> </text:span><text:span text:style-name="T5">to</text:span><text:span text:style-name="T5"> </text:span><text:span text:style-name="T5">only</text:span><text:span text:style-name="T5"> </text:span><text:span text:style-name="T5">a</text:span><text:span text:style-name="T5"> </text:span><text:span text:style-name="T5">single</text:span><text:span text:style-name="T5"> </text:span><text:span text:style-name="T5">broadcast</text:span></text:p>
              </text:list-item>
              <text:list-item>
                <text:p text:style-name="P18"><text:span text:style-name="T5">1 </text:span><text:span text:style-name="T5">Script</text:span><text:span text:style-name="T5"> </text:span><text:span text:style-name="T5">can</text:span><text:span text:style-name="T5"> </text:span><text:span text:style-name="T5">listen</text:span><text:span text:style-name="T5"> </text:span><text:span text:style-name="T5">to</text:span><text:span text:style-name="T5"> </text:span><text:span text:style-name="T5">multiple</text:span><text:span text:style-name="T5"> </text:span><text:span text:style-name="T5">broadcasts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4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4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5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5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  <text:p text:style-name="P12"/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13">5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Question</text:span><text:span text:style-name="T5"> 4</text:span></text:p>
          </table:table-cell>
        </table:table-row>
        <table:table-row>
          <table:table-cell table:style-name="Table5.A2" office:value-type="string">
            <text:p text:style-name="P11"><text:span text:style-name="T5">A</text:span><text:span text:style-name="T5"> </text:span><text:span text:style-name="T5">Sprite</text:span><text:span text:style-name="T5"> </text:span><text:span text:style-name="T5">has</text:span><text:span text:style-name="T5"> 2 </text:span><text:span text:style-name="T5">variables</text:span><text:span text:style-name="T5"> </text:span><text:span text:style-name="T5">X</text:span><text:span text:style-name="T5"> </text:span><text:span text:style-name="T5">and</text:span><text:span text:style-name="T5"> </text:span><text:span text:style-name="T5">Y</text:span><text:span text:style-name="T5">.</text:span></text:p>
            <text:p text:style-name="P12"/>
            <text:p text:style-name="P11"><text:span text:style-name="T5">A</text:span><text:span text:style-name="T5"> </text:span><text:span text:style-name="T5">Script</text:span><text:span text:style-name="T5"> </text:span><text:span text:style-name="T5">belonging</text:span><text:span text:style-name="T5"> </text:span><text:span text:style-name="T5">to</text:span><text:span text:style-name="T5"> </text:span><text:span text:style-name="T5">the</text:span><text:span text:style-name="T5"> </text:span><text:span text:style-name="T5">Sprite</text:span><text:span text:style-name="T5"> </text:span><text:span text:style-name="T5">has</text:span><text:span text:style-name="T5"> </text:span><text:span text:style-name="T5">the</text:span><text:span text:style-name="T5"> </text:span><text:span text:style-name="T5">following</text:span><text:span text:style-name="T5"> </text:span><text:span text:style-name="T5">blocks</text:span></text:p>
            <text:p text:style-name="P12"/>
            <text:p text:style-name="P12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<text:span text:style-name="T5">broadcast</text:span><text:span text:style-name="T5"> </text:span><text:span text:style-name="T5">X</text:span></text:p>
                </table:table-cell>
              </table:table-row>
              <table:table-row>
                <table:table-cell table:style-name="Table6.A1" office:value-type="string">
                  <text:p text:style-name="P10"><text:soft-page-break/><text:span text:style-name="T5">broadcast</text:span><text:span text:style-name="T5"> </text:span><text:span text:style-name="T5">Y</text:span></text:p>
                </table:table-cell>
              </table:table-row>
            </table:table>
            <text:p text:style-name="P13"/>
            <text:p text:style-name="P11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is</text:span><text:span text:style-name="T5"> </text:span><text:span text:style-name="T5">True</text:span></text:p>
            <text:p text:style-name="P12"/>
            <text:list xml:id="list1925989815" text:style-name="LS4">
              <text:list-item>
                <text:p text:style-name="P19"><text:span text:style-name="T5">Only</text:span><text:span text:style-name="T5"> </text:span><text:span text:style-name="T5">message</text:span><text:span text:style-name="T5"> </text:span><text:span text:style-name="T5">with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X</text:span><text:span text:style-name="T5"> </text:span><text:span text:style-name="T5">will</text:span><text:span text:style-name="T5"> </text:span><text:span text:style-name="T5">be</text:span><text:span text:style-name="T5"> </text:span><text:span text:style-name="T5">broadcast</text:span></text:p>
              </text:list-item>
              <text:list-item>
                <text:p text:style-name="P19"><text:span text:style-name="T5">Only</text:span><text:span text:style-name="T5"> </text:span><text:span text:style-name="T5">message</text:span><text:span text:style-name="T5"> </text:span><text:span text:style-name="T5">with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Y</text:span><text:span text:style-name="T5"> </text:span><text:span text:style-name="T5">will</text:span><text:span text:style-name="T5"> </text:span><text:span text:style-name="T5">be</text:span><text:span text:style-name="T5"> </text:span><text:span text:style-name="T5">broadcast</text:span></text:p>
              </text:list-item>
              <text:list-item>
                <text:p text:style-name="P19"><text:span text:style-name="T5">Both</text:span><text:span text:style-name="T5"> </text:span><text:span text:style-name="T5">messages</text:span><text:span text:style-name="T5">, </text:span><text:span text:style-name="T5">one</text:span><text:span text:style-name="T5"> </text:span><text:span text:style-name="T5">with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X</text:span><text:span text:style-name="T5"> </text:span><text:span text:style-name="T5">and</text:span><text:span text:style-name="T5"> </text:span><text:span text:style-name="T5">the</text:span><text:span text:style-name="T5"> </text:span><text:span text:style-name="T5">other</text:span><text:span text:style-name="T5"> </text:span><text:span text:style-name="T5">with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Y</text:span><text:span text:style-name="T5"> </text:span><text:span text:style-name="T5">will</text:span><text:span text:style-name="T5"> </text:span><text:span text:style-name="T5">be</text:span><text:span text:style-name="T5"> </text:span><text:span text:style-name="T5">broadcast</text:span></text:p>
              </text:list-item>
              <text:list-item>
                <text:p text:style-name="P19"><text:span text:style-name="T5">The</text:span><text:span text:style-name="T5"> </text:span><text:span text:style-name="T5">code</text:span><text:span text:style-name="T5"> </text:span><text:span text:style-name="T5">shown</text:span><text:span text:style-name="T5"> </text:span><text:span text:style-name="T5">above</text:span><text:span text:style-name="T5"> </text:span><text:span text:style-name="T5">is</text:span><text:span text:style-name="T5"> </text:span><text:span text:style-name="T5">incorrect</text:span><text:span text:style-name="T5">. </text:span><text:span text:style-name="T5">A</text:span><text:span text:style-name="T5"> </text:span><text:span text:style-name="T5">Script</text:span><text:span text:style-name="T5"> </text:span><text:span text:style-name="T5">can</text:span><text:span text:style-name="T5"> </text:span><text:span text:style-name="T5">have</text:span><text:span text:style-name="T5"> </text:span><text:span text:style-name="T5">only</text:span><text:span text:style-name="T5"> 1 </text:span><text:span text:style-name="T5">broadcast</text:span><text:span text:style-name="T5"> </text:span><text:span text:style-name="T5">block</text:span><text:span text:style-name="T5">.</text:span></text:p>
              </text:list-item>
            </text:list>
            <text:p text:style-name="P12"/>
            <text:p text:style-name="P11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><text:span text:style-name="T5">Write</text:span><text:span text:style-name="T5"> 4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4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/>
            <text:p text:style-name="P11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13">3</text:p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3</meta:editing-cycles>
    <dc:date>2014-11-04T22:44:32</dc:date>
    <meta:editing-duration>PT4M4S</meta:editing-duration>
    <meta:document-statistic meta:table-count="6" meta:image-count="0" meta:object-count="0" meta:page-count="3" meta:paragraph-count="61" meta:word-count="493" meta:character-count="2473" meta:non-whitespace-character-count="2047"/>
  </office:meta>
</office:document-meta>
</file>